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1778in" style:rel-column-width="8191*"/>
    </style:style>
    <style:style style:name="Table1.H" style:family="table-column">
      <style:table-column-properties style:column-width="1.1792in" style:rel-column-width="81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style:text-position="sub 58%"/>
    </style:style>
    <style:style style:name="gr1" style:family="graphic">
      <style:graphic-properties draw:marker-start="Square" draw:marker-end="Arrow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line text:anchor-type="paragraph" draw:z-index="4" draw:style-name="gr1" draw:text-style-name="P4" svg:x1="2.5161in" svg:y1="0.3791in" svg:x2="2.5441in" svg:y2="1.4457in"><text:p/></draw:line><draw:line text:anchor-type="paragraph" draw:z-index="2" draw:style-name="gr1" draw:text-style-name="P4" svg:x1="1.2661in" svg:y1="0.3791in" svg:x2="1.2941in" svg:y2="1.4457in"><text:p/></draw:line><draw:line text:anchor-type="paragraph" draw:z-index="0" draw:style-name="gr1" draw:text-style-name="P4" svg:x1="0.072in" svg:y1="0.3661in" svg:x2="0.1004in" svg:y2="1.4453in"><text:p/></draw:line></text:p>
      <text:p text:style-name="P2"><draw:line text:anchor-type="paragraph" draw:z-index="1" draw:style-name="gr2" draw:text-style-name="P4" svg:x1="1.2941in" svg:y1="1.0055in" svg:x2="0.2425in" svg:y2="0.1528in"><text:p/></draw:line><draw:line text:anchor-type="paragraph" draw:z-index="3" draw:style-name="gr2" draw:text-style-name="P4" svg:x1="2.487in" svg:y1="1.039in" svg:x2="1.4354in" svg:y2="0.1819in"><text:p/></draw:line><draw:line text:anchor-type="paragraph" draw:z-index="5" draw:style-name="gr2" draw:text-style-name="P4" svg:x1="3.737in" svg:y1="1.0291in" svg:x2="2.6854in" svg:y2="0.172in"><text:p/></draw:line><draw:line text:anchor-type="paragraph" draw:z-index="6" draw:style-name="gr2" draw:text-style-name="P4" svg:x1="2.5437in" svg:y1="1.0626in" svg:x2="0.7256in" svg:y2="0.1819in"><text:p/></draw:line><draw:line text:anchor-type="paragraph" draw:z-index="7" draw:style-name="gr2" draw:text-style-name="P4" svg:x1="4.9016in" svg:y1="1.0528in" svg:x2="3.0835in" svg:y2="0.172in"><text:p/></draw:line><draw:line text:anchor-type="paragraph" draw:z-index="8" draw:style-name="gr2" draw:text-style-name="P4" svg:x1="8.4528in" svg:y1="1.0398in" svg:x2="6.6346in" svg:y2="0.1591in"><text:p/></draw:line><draw:line text:anchor-type="paragraph" draw:z-index="9" draw:style-name="gr2" draw:text-style-name="P4" svg:x1="7.3169in" svg:y1="1.0398in" svg:x2="6.2654in" svg:y2="0.1827in"><text:p/></draw:line><draw:line text:anchor-type="paragraph" draw:z-index="10" draw:style-name="gr1" draw:text-style-name="P4" svg:x1="6.0673in" svg:y1="0.0291in" svg:x2="6.0953in" svg:y2="1.0957in"><text:p/></draw:line><draw:line text:anchor-type="paragraph" draw:z-index="11" draw:style-name="gr2" draw:text-style-name="P4" svg:x1="3.737in" svg:y1="1.0291in" svg:x2="1.9189in" svg:y2="0.1484in"><text:p/></draw:line> <text:s text:c="3"/>D<text:span text:style-name="T1">1</text:span>+(D<text:span text:style-name="T1">2</text:span>&gt;&gt;1) <text:s text:c="6"/>D<text:span text:style-name="T1">2</text:span>+(D<text:span text:style-name="T1">3</text:span>&gt;&gt;1) <text:s text:c="8"/>D<text:span text:style-name="T1">3</text:span>+(D<text:span text:style-name="T1">4</text:span>&gt;&gt;1) <text:s text:c="20"/>… <text:s text:c="33"/>D'<text:span text:style-name="T1">0</text:span>+(D'<text:span text:style-name="T1">1</text:span>&gt;&gt;1)</text:p>
      <text:p text:style-name="P2"/>
      <text:p text:style-name="P2"/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3"><draw:ellipse text:anchor-type="paragraph" draw:z-index="12" draw:style-name="gr3" draw:text-style-name="P4" svg:width="7.1307in" svg:height="1.4713in" svg:x="0.5453in" svg:y="-0.4016in" draw:kind="arc" draw:start-angle="178.4" draw:end-angle="4.68"><text:p/></draw:ellipse>D<text:span text:style-name="T1">0</text:span></text:p>
          </table:table-cell>
          <table:table-cell table:style-name="Table1.A1" office:value-type="string">
            <text:p text:style-name="P3"><draw:ellipse text:anchor-type="paragraph" draw:z-index="13" draw:style-name="gr3" draw:text-style-name="P4" svg:width="7.1307in" svg:height="1.4713in" svg:x="0.5508in" svg:y="-0.4016in" draw:kind="arc" draw:start-angle="178.4" draw:end-angle="4.68"><text:p/></draw:ellipse>D<text:span text:style-name="T1">1</text:span></text:p>
          </table:table-cell>
          <table:table-cell table:style-name="Table1.A1" office:value-type="string">
            <text:p text:style-name="P3">D<text:span text:style-name="T1">2</text:span></text:p>
          </table:table-cell>
          <table:table-cell table:style-name="Table1.A1" office:value-type="string">
            <text:p text:style-name="P3">D<text:span text:style-name="T1">3</text:span></text:p>
          </table:table-cell>
          <table:table-cell table:style-name="Table1.A1" office:value-type="string">
            <text:p text:style-name="P3">…</text:p>
          </table:table-cell>
          <table:table-cell table:style-name="Table1.A1" office:value-type="string">
            <text:p text:style-name="P3">D<text:span text:style-name="T1">N-1</text:span></text:p>
          </table:table-cell>
          <table:table-cell table:style-name="Table1.A1" office:value-type="string">
            <text:p text:style-name="P3">D'<text:span text:style-name="T1">0</text:span></text:p>
          </table:table-cell>
          <table:table-cell table:style-name="Table1.H1" office:value-type="string">
            <text:p text:style-name="P3">D'<text:span text:style-name="T1">1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MyDefault</dc:title>
    <meta:editing-duration>PT31M6S</meta:editing-duration>
    <meta:editing-cycles>8</meta:editing-cycles>
    <meta:generator>OpenOffice/4.1.2$Win32 OpenOffice.org_project/412m3$Build-9782</meta:generator>
    <dc:date>2016-03-30T16:09:43.26</dc:date>
    <dc:creator>Peter Camilleri</dc:creator>
    <meta:document-statistic meta:table-count="1" meta:image-count="0" meta:object-count="0" meta:page-count="1" meta:paragraph-count="9" meta:word-count="13" meta:character-count="137"/>
    <meta:template xlink:type="simple" xlink:actuate="onRequest" xlink:title="MyDefault" xlink:href="../../../../OpenOffice.org/3/user/template/MyDefault.ott" meta:date="2014-06-26T22:09:00.24"/>
  </office:meta>
</office:document-meta>
</file>